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la" svg:font-family="Arila"/>
    <style:font-face style:name="Halvetica" svg:font-family="Halvetica"/>
    <style:font-face style:name="Mangal1" svg:font-family="Mangal"/>
    <style:font-face style:name="&amp;Matchmaker" svg:font-family="&amp;Matchmaker" style:font-pitch="variable"/>
    <style:font-face style:name="Adobe Caslon Pro" svg:font-family="'Adobe Caslon Pro'" style:font-pitch="variable"/>
    <style:font-face style:name="American Typewriter" svg:font-family="'American Typewriter'" style:font-pitch="variable"/>
    <style:font-face style:name="Arial" svg:font-family="Arial" style:font-pitch="variable"/>
    <style:font-face style:name="Haettenschweiler" svg:font-family="Haettenschweil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merican Typewriter" fo:font-size="13pt" officeooo:rsid="001e66c6" officeooo:paragraph-rsid="001e66c6" fo:background-color="transparent" style:font-size-asian="13pt" style:font-size-complex="13pt"/>
    </style:style>
    <style:style style:name="P2" style:family="paragraph" style:parent-style-name="Standard">
      <style:text-properties fo:color="#000000" style:font-name="American Typewriter" fo:font-size="13pt" officeooo:rsid="0023e1c9" officeooo:paragraph-rsid="0023e1c9" fo:background-color="transparent" style:font-size-asian="13pt" style:font-size-complex="13pt"/>
    </style:style>
    <style:style style:name="P3" style:family="paragraph" style:parent-style-name="Standard">
      <style:text-properties fo:color="#000000" style:font-name="American Typewriter" fo:font-size="13pt" officeooo:rsid="0023e1c9" officeooo:paragraph-rsid="00257fa9" fo:background-color="transparent" style:font-size-asian="13pt" style:font-size-complex="13pt"/>
    </style:style>
    <style:style style:name="P4" style:family="paragraph" style:parent-style-name="Standard">
      <style:text-properties fo:color="#000000" style:font-name="American Typewriter" fo:font-size="13pt" officeooo:rsid="0023e1c9" officeooo:paragraph-rsid="002c0ce6" fo:background-color="transparent" style:font-size-asian="13pt" style:font-size-complex="13pt"/>
    </style:style>
    <style:style style:name="P5" style:family="paragraph" style:parent-style-name="Standard">
      <style:text-properties fo:color="#000000" style:font-name="American Typewriter" fo:font-size="13pt" officeooo:rsid="0023e1c9" officeooo:paragraph-rsid="002c9309" fo:background-color="transparent" style:font-size-asian="13pt" style:font-size-complex="13pt"/>
    </style:style>
    <style:style style:name="P6" style:family="paragraph" style:parent-style-name="Standard">
      <style:text-properties fo:color="#000000" style:font-name="American Typewriter" fo:font-size="13pt" officeooo:rsid="0024f592" officeooo:paragraph-rsid="0024f592" fo:background-color="transparent" style:font-size-asian="13pt" style:font-size-complex="13pt"/>
    </style:style>
    <style:style style:name="P7" style:family="paragraph" style:parent-style-name="Standard">
      <style:text-properties fo:color="#000000" style:font-name="American Typewriter" fo:font-size="13pt" officeooo:rsid="0024f592" officeooo:paragraph-rsid="002d1b03" fo:background-color="transparent" style:font-size-asian="13pt" style:font-size-complex="13pt"/>
    </style:style>
    <style:style style:name="P8" style:family="paragraph" style:parent-style-name="Standard">
      <style:text-properties fo:color="#000000" style:font-name="American Typewriter" fo:font-size="13pt" officeooo:rsid="00257fa9" officeooo:paragraph-rsid="002d1b03" fo:background-color="transparent" style:font-size-asian="13pt" style:font-size-complex="13pt"/>
    </style:style>
    <style:style style:name="P9" style:family="paragraph" style:parent-style-name="Standard">
      <style:text-properties fo:color="#000000" style:font-name="American Typewriter" fo:font-size="13pt" officeooo:rsid="00257fa9" officeooo:paragraph-rsid="0024f592" fo:background-color="transparent" style:font-size-asian="13pt" style:font-size-complex="13pt"/>
    </style:style>
    <style:style style:name="P10" style:family="paragraph" style:parent-style-name="Standard">
      <style:text-properties fo:color="#000000" style:font-name="American Typewriter" fo:font-size="13pt" officeooo:rsid="00257fa9" officeooo:paragraph-rsid="002c0ce6" fo:background-color="transparent" style:font-size-asian="13pt" style:font-size-complex="13pt"/>
    </style:style>
    <style:style style:name="P11" style:family="paragraph" style:parent-style-name="Standard">
      <style:text-properties fo:color="#000000" style:font-name="American Typewriter" fo:font-size="13pt" officeooo:rsid="00273227" officeooo:paragraph-rsid="00273227" fo:background-color="transparent" style:font-size-asian="13pt" style:font-size-complex="13pt"/>
    </style:style>
    <style:style style:name="P12" style:family="paragraph" style:parent-style-name="Standard">
      <style:text-properties fo:color="#000000" style:font-name="American Typewriter" fo:font-size="13pt" officeooo:rsid="00291f5c" officeooo:paragraph-rsid="002c9309" fo:background-color="transparent" style:font-size-asian="13pt" style:font-size-complex="13pt"/>
    </style:style>
    <style:style style:name="P13" style:family="paragraph" style:parent-style-name="Standard">
      <style:text-properties fo:color="#000000" style:font-name="American Typewriter" fo:font-size="13pt" officeooo:rsid="00291f5c" officeooo:paragraph-rsid="00273227" fo:background-color="transparent" style:font-size-asian="13pt" style:font-size-complex="13pt"/>
    </style:style>
    <style:style style:name="P14" style:family="paragraph" style:parent-style-name="Standard">
      <style:text-properties fo:color="#000000" style:font-name="American Typewriter" fo:font-size="13pt" officeooo:rsid="00291f5c" officeooo:paragraph-rsid="00291f5c" fo:background-color="transparent" style:font-size-asian="13pt" style:font-size-complex="13pt"/>
    </style:style>
    <style:style style:name="P15" style:family="paragraph" style:parent-style-name="Standard">
      <style:text-properties fo:color="#000000" style:font-name="American Typewriter" fo:font-size="13pt" officeooo:rsid="00295ec7" officeooo:paragraph-rsid="002bef75" fo:background-color="transparent" style:font-size-asian="13pt" style:font-size-complex="13pt"/>
    </style:style>
    <style:style style:name="P16" style:family="paragraph" style:parent-style-name="Standard">
      <style:text-properties fo:color="#000000" style:font-name="American Typewriter" fo:font-size="13pt" officeooo:rsid="002bef75" officeooo:paragraph-rsid="002c0ce6" fo:background-color="transparent" style:font-size-asian="13pt" style:font-size-complex="13pt"/>
    </style:style>
    <style:style style:name="P17" style:family="paragraph" style:parent-style-name="Standard">
      <style:text-properties fo:color="#000000" style:font-name="American Typewriter" fo:font-size="13pt" officeooo:rsid="002c9309" officeooo:paragraph-rsid="002d1b03" fo:background-color="transparent" style:font-size-asian="13pt" style:font-size-complex="13pt"/>
    </style:style>
    <style:style style:name="P18" style:family="paragraph" style:parent-style-name="Standard">
      <style:text-properties fo:color="#000000" style:font-name="American Typewriter" fo:font-size="13pt" officeooo:rsid="002c9309" officeooo:paragraph-rsid="002c9309" fo:background-color="transparent" style:font-size-asian="13pt" style:font-size-complex="13pt"/>
    </style:style>
    <style:style style:name="P19" style:family="paragraph" style:parent-style-name="Standard">
      <style:text-properties fo:color="#000000" style:font-name="American Typewriter" fo:font-size="13pt" officeooo:rsid="002d1b03" officeooo:paragraph-rsid="002d1b03" fo:background-color="transparent" style:font-size-asian="13pt" style:font-size-complex="13pt"/>
    </style:style>
    <style:style style:name="P20" style:family="paragraph" style:parent-style-name="Standard">
      <style:text-properties fo:color="#000000" style:font-name="American Typewriter" fo:font-size="13pt" officeooo:rsid="002c0ce6" officeooo:paragraph-rsid="002c0ce6" fo:background-color="transparent" style:font-size-asian="13pt" style:font-size-complex="13pt"/>
    </style:style>
    <style:style style:name="P21" style:family="paragraph" style:parent-style-name="Standard">
      <style:text-properties fo:color="#000000" style:font-name="American Typewriter" officeooo:paragraph-rsid="002d1b03"/>
    </style:style>
    <style:style style:name="P22" style:family="paragraph" style:parent-style-name="Standard">
      <style:text-properties fo:color="#000000" style:font-name="American Typewriter" officeooo:rsid="002e7519" officeooo:paragraph-rsid="002e7519"/>
    </style:style>
    <style:style style:name="T1" style:family="text">
      <style:text-properties officeooo:rsid="00257fa9"/>
    </style:style>
    <style:style style:name="T2" style:family="text">
      <style:text-properties officeooo:rsid="00273227"/>
    </style:style>
    <style:style style:name="T3" style:family="text">
      <style:text-properties fo:color="#0000ff" officeooo:rsid="0024f59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73227"/>
    </style:style>
    <style:style style:name="T6" style:family="text">
      <style:text-properties fo:language="en" fo:country="US" officeooo:rsid="00257fa9"/>
    </style:style>
    <style:style style:name="T7" style:family="text">
      <style:text-properties fo:language="en" fo:country="US" officeooo:rsid="002f5fe9"/>
    </style:style>
    <style:style style:name="T8" style:family="text">
      <style:text-properties officeooo:rsid="00291f5c"/>
    </style:style>
    <style:style style:name="T9" style:family="text">
      <style:text-properties officeooo:rsid="002bef75"/>
    </style:style>
    <style:style style:name="T10" style:family="text">
      <style:text-properties style:font-name="Lucida Sans Unicode" fo:language="en" fo:country="US"/>
    </style:style>
    <style:style style:name="T11" style:family="text">
      <style:text-properties style:font-name="Lucida Sans Unicode" fo:font-size="13pt" officeooo:rsid="002d1b03" fo:background-color="transparent" loext:char-shading-value="0" style:font-size-asian="13pt" style:font-size-complex="13pt"/>
    </style:style>
    <style:style style:name="T12" style:family="text">
      <style:text-properties style:font-name="Lucida Sans Unicode" fo:font-size="13pt" fo:language="en" fo:country="US" officeooo:rsid="002d1b03" fo:background-color="transparent" loext:char-shading-value="0" style:font-size-asian="13pt" style:font-size-complex="13pt"/>
    </style:style>
    <style:style style:name="T13" style:family="text">
      <style:text-properties style:font-name="Lucida Sans Unicode" fo:font-size="13pt" fo:language="en" fo:country="US" officeooo:rsid="002e7519" fo:background-color="transparent" loext:char-shading-value="0" style:font-size-asian="13pt" style:font-size-complex="13pt"/>
    </style:style>
    <style:style style:name="T14" style:family="text">
      <style:text-properties style:font-name="Lucida Sans Unicode" fo:font-size="13pt" fo:language="en" fo:country="US" fo:background-color="transparent" loext:char-shading-value="0" style:font-size-asian="13pt" style:font-size-complex="13pt"/>
    </style:style>
    <style:style style:name="T15" style:family="text">
      <style:text-properties officeooo:rsid="002c0ce6"/>
    </style:style>
    <style:style style:name="T16" style:family="text">
      <style:text-properties fo:font-style="italic" officeooo:rsid="002c0ce6" style:font-style-asian="italic" style:font-style-complex="italic"/>
    </style:style>
    <style:style style:name="T17" style:family="text">
      <style:text-properties officeooo:rsid="0024f592"/>
    </style:style>
    <style:style style:name="T18" style:family="text">
      <style:text-properties officeooo:rsid="002d1b03"/>
    </style:style>
    <style:style style:name="T19" style:family="text">
      <style:text-properties fo:color="#000000" style:font-name="Arial" fo:font-size="13pt" officeooo:rsid="002d1b03" fo:background-color="transparent" loext:char-shading-value="0" style:font-size-asian="13pt" style:font-size-complex="13pt"/>
    </style:style>
    <style:style style:name="T20" style:family="text">
      <style:text-properties fo:color="#000000" style:font-name="Arial" fo:font-size="13pt" officeooo:rsid="002e7519" fo:background-color="transparent" loext:char-shading-value="0" style:font-size-asian="13pt" style:font-size-complex="13pt"/>
    </style:style>
    <style:style style:name="T21" style:family="text">
      <style:text-properties fo:color="#000000" officeooo:rsid="002d1b03"/>
    </style:style>
    <style:style style:name="T22" style:family="text">
      <style:text-properties fo:color="#000000" style:font-name="Lucida Sans Unicode" fo:font-size="13pt" officeooo:rsid="002d1b03" fo:background-color="transparent" loext:char-shading-value="0" style:font-size-asian="13pt" style:font-size-complex="13pt"/>
    </style:style>
    <style:style style:name="T23" style:family="text">
      <style:text-properties fo:color="#000000" style:font-name="Lucida Sans Unicode" fo:font-size="13pt" fo:language="en" fo:country="US" officeooo:rsid="002d1b03" fo:background-color="transparent" loext:char-shading-value="0" style:font-size-asian="13pt" style:font-size-complex="13pt"/>
    </style:style>
    <style:style style:name="T24" style:family="text">
      <style:text-properties fo:color="#000000" style:font-name="Lucida Sans Unicode" fo:font-size="13pt" fo:language="en" fo:country="US" officeooo:rsid="002e7519" fo:background-color="transparent" loext:char-shading-value="0" style:font-size-asian="13pt" style:font-size-complex="13pt"/>
    </style:style>
    <style:style style:name="T25" style:family="text">
      <style:text-properties fo:color="#000000" style:font-name="Lucida Sans Unicode" fo:font-size="13pt" fo:language="en" fo:country="US" fo:background-color="transparent" loext:char-shading-value="0" style:font-size-asian="13pt" style:font-size-complex="13pt"/>
    </style:style>
    <style:style style:name="T26" style:family="text">
      <style:text-properties style:font-name="Arial" fo:font-size="13pt" officeooo:rsid="002e7519" fo:background-color="transparent" loext:char-shading-value="0" style:font-size-asian="13pt" style:font-size-complex="13pt"/>
    </style:style>
    <style:style style:name="T27" style:family="text">
      <style:text-properties style:font-name="Arial" fo:font-size="13pt" officeooo:rsid="002d1b03" fo:background-color="transparent" loext:char-shading-value="0" style:font-size-asian="13pt" style:font-size-complex="13pt"/>
    </style:style>
    <style:style style:name="T28" style:family="text">
      <style:text-properties officeooo:rsid="002e7519"/>
    </style:style>
    <style:style style:name="T29" style:family="text">
      <style:text-properties fo:font-size="13pt" officeooo:rsid="002e7519" fo:background-color="transparent" loext:char-shading-value="0" style:font-size-asian="13pt" style:font-size-complex="13pt"/>
    </style:style>
    <style:style style:name="T30" style:family="text">
      <style:text-properties fo:font-size="13pt" officeooo:rsid="002d1b03" fo:background-color="transparent" loext:char-shading-value="0" style:font-size-asian="13pt" style:font-size-complex="13pt"/>
    </style:style>
    <style:style style:name="T31" style:family="text">
      <style:text-properties fo:font-size="13pt" fo:language="en" fo:country="US" officeooo:rsid="002d1b03" fo:background-color="transparent" loext:char-shading-value="0" style:font-size-asian="13pt" style:font-size-complex="13pt"/>
    </style:style>
    <style:style style:name="T32" style:family="text">
      <style:text-properties fo:font-size="13pt" fo:language="en" fo:country="US" officeooo:rsid="002e7519" fo:background-color="transparent" loext:char-shading-value="0" style:font-size-asian="13pt" style:font-size-complex="13pt"/>
    </style:style>
    <style:style style:name="T33" style:family="text">
      <style:text-properties fo:font-size="13pt" fo:language="en" fo:country="US" fo:background-color="transparent" loext:char-shading-value="0" style:font-size-asian="13pt" style:font-size-complex="13pt"/>
    </style:style>
    <style:style style:name="T34" style:family="text">
      <style:text-properties fo:font-size="13pt" fo:language="en" fo:country="US" officeooo:rsid="002f5fe9" fo:background-color="transparent" loext:char-shading-value="0" style:font-size-asian="13pt" style:font-size-complex="13pt"/>
    </style:style>
    <style:style style:name="T35" style:family="text">
      <style:text-properties style:text-underline-style="solid" style:text-underline-type="double" style:text-underline-width="auto" style:text-underline-color="font-color" officeooo:rsid="002e7519"/>
    </style:style>
    <style:style style:name="T36" style:family="text">
      <style:text-properties style:text-underline-style="none" officeooo:rsid="002e7519"/>
    </style:style>
    <style:style style:name="T37" style:family="text">
      <style:text-properties fo:font-size="15pt" officeooo:rsid="002e7519" style:font-size-asian="15pt" style:font-size-complex="15pt"/>
    </style:style>
    <style:style style:name="T38" style:family="text">
      <style:text-properties fo:font-size="15pt" style:text-underline-style="none" officeooo:rsid="002e7519" style:font-size-asian="15pt" style:font-size-complex="15pt"/>
    </style:style>
    <style:style style:name="T39" style:family="text">
      <style:text-properties fo:font-size="15pt" officeooo:rsid="002e7519" fo:background-color="transparent" loext:char-shading-value="0" style:font-size-asian="15pt" style:font-size-complex="15pt"/>
    </style:style>
    <style:style style:name="T40" style:family="text">
      <style:text-properties fo:font-size="15pt" fo:language="en" fo:country="US" fo:background-color="transparent" loext:char-shading-value="0" style:font-size-asian="15pt" style:font-size-complex="15pt"/>
    </style:style>
    <style:style style:name="T41" style:family="text">
      <style:text-properties fo:font-size="15pt" officeooo:rsid="002e7519" style:font-size-asian="13.1000003814697pt" style:font-size-complex="15pt"/>
    </style:style>
    <style:style style:name="T42" style:family="text">
      <style:text-properties officeooo:rsid="002f5f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Romane<text:tab/><text:tab/>Ethan: <text:s text:c="3"/><text:tab/>NELSON MANDELA</text:span></text:p>
      <text:p text:style-name="P2"/>
      <text:p text:style-name="P3"><text:span text:style-name="T38">E</text:span><text:span text:style-name="T37">: </text:span>Hello and welcome to our presentation about Mandela.</text:p>
      <text:p text:style-name="P3"/>
      <text:p text:style-name="P3"><text:span text:style-name="T37">R:</text:span><text:span text:style-name="T28"> </text:span>So today we are going to explain you the Nelson Mandela’s life.</text:p>
      <text:p text:style-name="P3"/>
      <text:p text:style-name="P3"><text:span text:style-name="T37">E: </text:span>Romane can you make <text:span text:style-name="T1">me</text:span> a quick presentation of Mandela please?</text:p>
      <text:p text:style-name="P6"/>
      <text:p text:style-name="P7"><text:span text:style-name="T37">R:</text:span><text:span text:style-name="T28"> </text:span>Of curse, Mandela was born on the 18th July of 1918 in Mvezo in South Africa, <text:span text:style-name="T18">you have lot of movies on the Mandela’s life like “Mandela, a long walk to freedom”, “Goodbye Bafana“...</text:span></text:p>
      <text:p text:style-name="P6"/>
      <text:p text:style-name="P8"><text:span text:style-name="T37">E:</text:span><text:span text:style-name="T28"> </text:span>OH yeah, <text:span text:style-name="T18">h</text:span>is parents were members of the royal family of the Thembu tribe and his father was the chief of the village.<text:span text:style-name="T8">..he was also called Madiba because that was the he had in is clan...Mandela</text:span> was the famous fighter against the South Africa’s Apartheid…</text:p>
      <text:p text:style-name="P9"/>
      <text:p text:style-name="P10"><text:span text:style-name="T37">R:</text:span><text:span text:style-name="T28"> Y</text:span>es, <text:span text:style-name="T15">he founded a organization, which was called ANC which means: the African National Congress.B</text:span>ut I can’t remember what is exa<text:span text:style-name="T2">c</text:span>tly the <text:span text:style-name="T2">Apartheid...</text:span></text:p>
      <text:p text:style-name="P11"/>
      <text:p text:style-name="P12"><text:span text:style-name="T37">E:</text:span><text:span text:style-name="T28"> </text:span>Apartheid was a political system in South Africa in which people were divided into 2 racial groups and black people were discriminated against.</text:p>
      <text:p text:style-name="P11"/>
      <text:p text:style-name="P15"><text:span text:style-name="T37">R:</text:span><text:span text:style-name="T28"> </text:span>He stay in jail <text:span text:style-name="T9">27 years because of is fight. He was jailed at Robben Island Prison and after he went out of is prison, he awarded a Nobel Prize...</text:span></text:p>
      <text:p text:style-name="P13"/>
      <text:p text:style-name="P16"><text:span text:style-name="T37">E:</text:span><text:span text:style-name="T28"> </text:span>Yes, he was awarded the Nobel Peace Prize <text:span text:style-name="T15">in </text:span>1993 in tribute to his work <text:s/>against Apartheid and for the establishment of a new democratic South Africa.</text:p>
      <text:p text:style-name="P14"/>
      <text:p text:style-name="P17"><text:span text:style-name="T37">R:</text:span><text:span text:style-name="T28"> </text:span>And he became the first black president of South Africa on (the) 27th of April 1994. <text:span text:style-name="T18">O</text:span>n (the) 5th (of) December 2013 <text:span text:style-name="T42">he died </text:span>at the <text:span text:style-name="T42">age</text:span> of 95.</text:p>
      <text:p text:style-name="P17"/>
      <text:p text:style-name="P21"><text:span text:style-name="T39">E:</text:span><text:span text:style-name="T29"> </text:span><text:span text:style-name="T30">So Nelson Rolihlahla Mandela was a big fighter against </text:span><text:bookmark text:name="result_box"/><text:span text:style-name="T30">the socials </text:span><text:span text:style-name="T4">inequality</text:span><text:span text:style-name="T31">s in South Africa. </text:span><text:span text:style-name="T32">He released the black people of the white people segregation.</text:span></text:p>
      <text:p text:style-name="P21"><text:span text:style-name="T32"/></text:p>
      <text:p text:style-name="P22"><text:span text:style-name="T40">R:</text:span><text:span text:style-name="T33"> Yeah, he </text:span><text:span text:style-name="T34">wa</text:span><text:span text:style-name="T33">s a</text:span><text:span text:style-name="T34">n</text:span><text:span text:style-name="T33"> honorable man.</text:span></text:p>
      <text:p text:style-name="P22"><text:span text:style-name="T33"/></text:p>
      <text:p text:style-name="P22"><text:span text:style-name="T33">THANK YOU VERY MUCH </text:span><text:span text:style-name="T34">FOR LISTENING</text:span></text:p>
      <text:p text:style-name="P17"/>
      <text:p text:style-name="P19"/>
      <text:p text:style-name="P18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la" svg:font-family="Arila"/>
    <style:font-face style:name="Halvetica" svg:font-family="Halvetica"/>
    <style:font-face style:name="Mangal1" svg:font-family="Mangal"/>
    <style:font-face style:name="&amp;Matchmaker" svg:font-family="&amp;Matchmaker" style:font-pitch="variable"/>
    <style:font-face style:name="Adobe Caslon Pro" svg:font-family="'Adobe Caslon Pro'" style:font-pitch="variable"/>
    <style:font-face style:name="American Typewriter" svg:font-family="'American Typewriter'" style:font-pitch="variable"/>
    <style:font-face style:name="Arial" svg:font-family="Arial" style:font-pitch="variable"/>
    <style:font-face style:name="Haettenschweiler" svg:font-family="Haettenschweil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ucida Sans Unicode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ucida Sans Unicode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ège saint Paul</meta:initial-creator>
    <meta:creation-date>2018-03-14T08:27:11.484000000</meta:creation-date>
    <dc:date>2018-05-06T17:09:12.019738538</dc:date>
    <meta:editing-duration>P1DT7H57M31S</meta:editing-duration>
    <meta:editing-cycles>7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4" meta:word-count="295" meta:character-count="1635" meta:non-whitespace-character-count="1348"/>
  </office:meta>
</office:document-meta>
</file>